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0080f"/>
    </style:style>
    <style:style style:name="P3" style:family="paragraph" style:parent-style-name="Standard">
      <style:text-properties officeooo:paragraph-rsid="00245a60"/>
    </style:style>
    <style:style style:name="P4" style:family="paragraph" style:parent-style-name="Standard">
      <style:text-properties officeooo:paragraph-rsid="003072de"/>
    </style:style>
    <style:style style:name="P5" style:family="paragraph" style:parent-style-name="Standard">
      <style:paragraph-properties fo:margin-top="0in" fo:margin-bottom="0.139in" loext:contextual-spacing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35e0e" officeooo:paragraph-rsid="0031bc77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11282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51d22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31bc77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5a60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251d22" officeooo:paragraph-rsid="00251d22" style:font-name-asian="Calibri1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761dc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31bc77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3072de" style:font-name-asian="Calibri1" style:font-size-asian="11pt" style:font-name-complex="Calibri1" style:font-size-complex="11pt"/>
    </style:style>
    <style:style style:name="P21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P22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3" style:family="paragraph" style:parent-style-name="Standard" style:list-style-name="WWNum3">
      <style:paragraph-properties fo:hyphenation-ladder-count="no-limit"/>
      <style:text-properties style:font-name="Calibri" fo:font-size="11pt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Standard" style:list-style-name="WWNum3">
      <style:paragraph-properties fo:hyphenation-ladder-count="no-limit"/>
      <style:text-properties style:font-name="Calibri" fo:font-size="11pt" officeooo:rsid="0019ff0c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5" style:family="paragraph" style:parent-style-name="Standard" style:list-style-name="WWNum3">
      <style:paragraph-properties fo:hyphenation-ladder-count="no-limit"/>
      <style:text-properties style:font-name="Calibri" fo:font-size="11pt" officeooo:rsid="001ad40e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8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29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0783" style:font-name-asian="Calibri1" style:font-size-asian="11pt" style:font-name-complex="Calibri1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37cbbf" officeooo:paragraph-rsid="0037cbbf" style:font-name-asian="Calibri1" style:font-size-asian="11pt" style:font-name-complex="Calibri1" style:font-size-complex="11pt" fo:hyphenate="false" fo:hyphenation-remain-char-count="2" fo:hyphenation-push-char-count="2"/>
    </style:style>
    <style:style style:name="P3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20080f" style:font-name-asian="Calibri1" style:font-size-asian="11pt" style:font-name-complex="Calibri1" style:font-size-complex="11pt"/>
    </style:style>
    <style:style style:name="P3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31bc77" style:font-name-asian="Calibri1" style:font-size-asian="11pt" style:font-name-complex="Calibri1" style:font-size-complex="11pt"/>
    </style:style>
    <style:style style:name="P3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8f009" officeooo:paragraph-rsid="0038f009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45a60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3072de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195d3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1be2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29b00e" style:font-name-asian="Calibri1" style:font-size-asian="11pt" style:font-name-complex="Calibri1" style:font-size-complex="11pt"/>
    </style:style>
    <style:style style:name="T8" style:family="text">
      <style:text-properties officeooo:rsid="001703be"/>
    </style:style>
    <style:style style:name="T9" style:family="text">
      <style:text-properties officeooo:rsid="0018fc12"/>
    </style:style>
    <style:style style:name="T10" style:family="text">
      <style:text-properties officeooo:rsid="001ad40e"/>
    </style:style>
    <style:style style:name="T11" style:family="text">
      <style:text-properties officeooo:rsid="001c8705"/>
    </style:style>
    <style:style style:name="T12" style:family="text">
      <style:text-properties officeooo:rsid="0020080f"/>
    </style:style>
    <style:style style:name="T13" style:family="text">
      <style:text-properties officeooo:rsid="0024228d"/>
    </style:style>
    <style:style style:name="T14" style:family="text">
      <style:text-properties officeooo:rsid="00245a60"/>
    </style:style>
    <style:style style:name="T15" style:family="text">
      <style:text-properties officeooo:rsid="00251d22"/>
    </style:style>
    <style:style style:name="T16" style:family="text">
      <style:text-properties officeooo:rsid="0004e5d8"/>
    </style:style>
    <style:style style:name="T17" style:family="text">
      <style:text-properties officeooo:rsid="002f7ceb"/>
    </style:style>
    <style:style style:name="T18" style:family="text">
      <style:text-properties officeooo:rsid="003072de"/>
    </style:style>
    <style:style style:name="T19" style:family="text">
      <style:text-properties officeooo:rsid="0031bc77"/>
    </style:style>
    <style:style style:name="T20" style:family="text">
      <style:text-properties officeooo:rsid="0032a376"/>
    </style:style>
    <style:style style:name="T21" style:family="text">
      <style:text-properties officeooo:rsid="0034439f"/>
    </style:style>
    <style:style style:name="T22" style:family="text">
      <style:text-properties officeooo:rsid="003640a0"/>
    </style:style>
    <style:style style:name="T23" style:family="text">
      <style:text-properties officeooo:rsid="0037cbbf"/>
    </style:style>
    <style:style style:name="T24" style:family="text">
      <style:text-properties officeooo:rsid="0038f0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><text:span text:style-name="T1">Title</text:span><text:span text:style-name="T4">: </text:span><text:span text:style-name="T5">My Location</text:span></text:p>
      <text:p text:style-name="P5"><text:span text:style-name="T1">Description:</text:span><text:span text:style-name="T4"> <text:s/></text:span><text:span text:style-name="T7">Allows the User to view information about the Building they are closest to</text:span><text:span text:style-name="T6">.</text:span></text:p>
      <text:p text:style-name="P1">Pre-conditions:</text:p>
      <text:list xml:id="list7692617434356700452" text:style-name="WWNum1">
        <text:list-item>
          <text:p text:style-name="P26">The User has successfully installed the App.</text:p>
        </text:list-item>
        <text:list-item>
          <text:p text:style-name="P26">The App is open and has focus.</text:p>
        </text:list-item>
      </text:list>
      <text:p text:style-name="P6"/>
      <text:p text:style-name="P1">Post-conditions:</text:p>
      <text:list xml:id="list9002927561069370453" text:style-name="WWNum4">
        <text:list-item>
          <text:p text:style-name="P21">The App displays the <text:span text:style-name="T8">Service Results Screen with information about the User's Current Location.</text:span></text:p>
        </text:list-item>
      </text:list>
      <text:p text:style-name="P1"/>
      <text:p text:style-name="P1">Actors:</text:p>
      <text:list xml:id="list2352854083135449261" text:style-name="WWNum2">
        <text:list-item>
          <text:p text:style-name="P27">User</text:p>
        </text:list-item>
        <text:list-item>
          <text:p text:style-name="P27">App</text:p>
        </text:list-item>
      </text:list>
      <text:p text:style-name="P6"/>
      <text:p text:style-name="P1">Main Success Scenario: <text:s/></text:p>
      <text:list xml:id="list9156781396360140939" text:style-name="WWNum3">
        <text:list-item>
          <text:p text:style-name="P28"><text:span text:style-name="T10">The </text:span>User presses the <text:span text:style-name="T9">My Location</text:span> Menu Button.</text:p>
        </text:list-item>
        <text:list-item>
          <text:p text:style-name="P23"><text:span text:style-name="T10">The </text:span>App displays the <text:span text:style-name="T9">My Location Screen</text:span>.</text:p>
        </text:list-item>
        <text:list-item>
          <text:p text:style-name="P24"><text:span text:style-name="T10">The </text:span>App requests the User's current GPS Coordinates from the Operating System.</text:p>
        </text:list-item>
        <text:list-item>
          <text:p text:style-name="P25">The App <text:span text:style-name="T21">queries the Service Database for the Building closest to the User's current GPS Coordinates</text:span>.</text:p>
        </text:list-item>
        <text:list-item>
          <text:p text:style-name="P25">The App sets the User's Current Location to the <text:span text:style-name="T22">returned Building</text:span> <text:span text:style-name="T22">granted that its distance is less than 1600 meters away</text:span>.</text:p>
        </text:list-item>
        <text:list-item>
          <text:p text:style-name="P25">The <text:span text:style-name="T11">App displays the Service Results Screen with the Service Data that is mapped to in the Service Directory by the User's Current Location.</text:span></text:p>
        </text:list-item>
      </text:list>
      <text:p text:style-name="P10"/>
      <text:p text:style-name="P3"><text:span text:style-name="T1">Alternate Flow </text:span><text:span text:style-name="T2">1</text:span><text:span text:style-name="T4">: </text:span></text:p>
      <text:p text:style-name="P15"><text:span text:style-name="T14">5A</text:span>. <text:s text:c="2"/><text:span text:style-name="T14">The App cannot find a Service whose determined distance from the User is less than 1600 meters.</text:span></text:p>
      <text:p text:style-name="P29"><text:span text:style-name="T14">6A. </text:span><text:s text:c="2"/><text:span text:style-name="T12">The App displays an Error Message indicating that the User is too far away.</text:span></text:p>
      <text:p text:style-name="P30">7A. <text:s text:c="2"/>The User presses the Error Message's ok button.</text:p>
      <text:p text:style-name="P13"><text:span text:style-name="T23">8A</text:span>. <text:s text:c="2"/>The App displays the Main Menu Screen.</text:p>
      <text:p text:style-name="P16"><text:span text:style-name="T23">9</text:span>A. <text:s text:c="2"/>The App resumes the Main Success Scenario at step 1.</text:p>
      <text:p text:style-name="P10"/>
      <text:p text:style-name="P2"><text:span text:style-name="T1">Alternate Flow </text:span><text:span text:style-name="T2">2</text:span><text:span text:style-name="T4">: </text:span></text:p>
      <text:p text:style-name="P11"><text:span text:style-name="T12">3B</text:span>. <text:s text:c="2"/><text:span text:style-name="T10">The App requests the User's current GPS Coordinates from the Operating System, but the User's Device can't find a GPS signal.</text:span></text:p>
      <text:p text:style-name="P31">4<text:span text:style-name="T14">B</text:span>. <text:s text:c="2"/>The App displays an Error Message <text:span text:style-name="T17">that indicates there was an issue gathering requested data</text:span>.</text:p>
      <text:p text:style-name="P33">5B.<text:span text:style-name="T23"> <text:s text:c="2"/>The User presses the Error Message's ok button.</text:span></text:p>
      <text:p text:style-name="P12"><text:span text:style-name="T24">6B</text:span>. <text:s text:c="2"/>The App displays the Main Menu Screen.</text:p>
      <text:p text:style-name="P18"><text:span text:style-name="T24">7B</text:span>. <text:s text:c="2"/>The App resumes the Main Success Scenario at step 1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4"><text:span text:style-name="T1">Alternate Flow </text:span><text:span text:style-name="T3">3</text:span><text:span text:style-name="T4">: </text:span></text:p>
      <text:p text:style-name="P20"><text:span text:style-name="T12">3C</text:span>. <text:s text:c="2"/><text:span text:style-name="T10">The App requests the User's current GPS Coordinates from the Operating System, but the User's Device does not have GPS enabled.</text:span></text:p>
      <text:p text:style-name="P32">4<text:span text:style-name="T19">C</text:span>. <text:s text:c="2"/>The App displays an Error Message <text:span text:style-name="T17">that the User must enable GPS in the Operating System's settings</text:span>.</text:p>
      <text:p text:style-name="P33">5C.<text:span text:style-name="T23"> <text:s text:c="2"/>The User presses the Error Message's ok button.</text:span></text:p>
      <text:p text:style-name="P14"><text:span text:style-name="T24">6C</text:span>. <text:s text:c="2"/>The App displays the Main Menu Screen.</text:p>
      <text:p text:style-name="P19"><text:span text:style-name="T24">7C</text:span>. <text:s text:c="2"/>The App resumes the Main Success Scenario at step 1.</text:p>
      <text:p text:style-name="P9"/>
      <text:p text:style-name="P2"><text:span text:style-name="T1">Alternate Flow </text:span><text:span text:style-name="T3">4</text:span><text:span text:style-name="T4">: </text:span></text:p>
      <text:p text:style-name="P17">1<text:span text:style-name="T18">D</text:span>. <text:s text:c="2"/><text:span text:style-name="T16">The </text:span>App receives an interrupt signal from the operating system and looses focus.</text:p>
      <text:p text:style-name="P17">2<text:span text:style-name="T18">D. </text:span><text:s text:c="2"/><text:span text:style-name="T16">The </text:span>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2-03T12:49:08.965000000</dc:date>
    <meta:editing-cycles>81</meta:editing-cycles>
    <meta:editing-duration>PT6H4M40S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38" meta:word-count="388" meta:character-count="2236" meta:non-whitespace-character-count="1856"/>
    <meta:template xlink:type="simple" xlink:actuate="onRequest" xlink:title="Normal.dotm" xlink:href=""/>
  </office:meta>
</office:document-meta>
</file>